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Titillium_Bd_2.ttf" manifest:media-type="application/x-font-ttf"/>
  <manifest:file-entry manifest:full-path="Fonts/Font_Liberation_Mono_1.ttf" manifest:media-type="application/x-font-ttf"/>
  <manifest:file-entry manifest:full-path="Fonts/Font_Liberation_Serif_3.ttf" manifest:media-type="application/x-font-ttf"/>
  <manifest:file-entry manifest:full-path="Fonts/Font_Liberation_Mono_2.ttf" manifest:media-type="application/x-font-ttf"/>
  <manifest:file-entry manifest:full-path="Fonts/Font_Liberation_Serif_4.ttf" manifest:media-type="application/x-font-ttf"/>
  <manifest:file-entry manifest:full-path="Fonts/Font_Liberation_Mono_3.ttf" manifest:media-type="application/x-font-ttf"/>
  <manifest:file-entry manifest:full-path="Fonts/Font_Liberation_Mono_4.ttf" manifest:media-type="application/x-font-ttf"/>
  <manifest:file-entry manifest:full-path="Fonts/Font_Liberation_Serif_1.ttf" manifest:media-type="application/x-font-ttf"/>
  <manifest:file-entry manifest:full-path="Fonts/Font_Liberation_Serif_2.ttf" manifest:media-type="application/x-font-ttf"/>
  <manifest:file-entry manifest:full-path="Fonts/Font_Lora_1.ttf" manifest:media-type="application/x-font-ttf"/>
  <manifest:file-entry manifest:full-path="Fonts/Font_Lora_2.ttf" manifest:media-type="application/x-font-ttf"/>
  <manifest:file-entry manifest:full-path="Fonts/Font_Lora_3.ttf" manifest:media-type="application/x-font-ttf"/>
  <manifest:file-entry manifest:full-path="Fonts/Font_Lora_4.ttf" manifest:media-type="application/x-font-ttf"/>
  <manifest:file-entry manifest:full-path="Fonts/Font_Titillium_Bd_1.ttf" manifest:media-type="application/x-font-tt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Mono1" svg:font-family="'Liberation Mono'" style:font-adornments="Regular"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ora" svg:font-family="Lora" style:font-adornments="Regular" style:font-pitch="variable">
      <svg:font-face-src>
        <svg:font-face-uri xlink:href="Fonts/Font_Lora_1.ttf" xlink:type="simple" loext:font-style="normal" loext:font-weight="normal">
          <svg:font-face-format svg:string="truetype"/>
        </svg:font-face-uri>
        <svg:font-face-uri xlink:href="Fonts/Font_Lora_2.ttf" xlink:type="simple" loext:font-style="normal" loext:font-weight="bold">
          <svg:font-face-format svg:string="truetype"/>
        </svg:font-face-uri>
        <svg:font-face-uri xlink:href="Fonts/Font_Lora_3.ttf" xlink:type="simple" loext:font-style="italic" loext:font-weight="normal">
          <svg:font-face-format svg:string="truetype"/>
        </svg:font-face-uri>
        <svg:font-face-uri xlink:href="Fonts/Font_Lora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svg:font-face-src>
        <svg:font-face-uri xlink:href="Fonts/Font_Titillium_Bd_1.ttf" xlink:type="simple" loext:font-style="normal" loext:font-weight="bold">
          <svg:font-face-format svg:string="truetype"/>
        </svg:font-face-uri>
        <svg:font-face-uri xlink:href="Fonts/Font_Titillium_Bd_2.ttf" xlink:type="simple" loext:font-style="italic" loext:font-weight="bold">
          <svg:font-face-format svg:string="truetype"/>
        </svg:font-face-uri>
      </svg:font-face-src>
    </style:font-face>
  </office:font-face-decls>
  <office:automatic-styles>
    <style:style style:name="Table1" style:family="table">
      <style:table-properties style:width="7.25in" table:align="left" fo:background-color="transparent" style:shadow="none" style:may-break-between-rows="true" table:border-model="collapsing">
        <style:background-image/>
      </style:table-properties>
    </style:style>
    <style:style style:name="Table1.A" style:family="table-column">
      <style:table-column-properties style:column-width="1.875in"/>
    </style:style>
    <style:style style:name="Table1.B" style:family="table-column">
      <style:table-column-properties style:column-width="1.6236in"/>
    </style:style>
    <style:style style:name="Table1.C" style:family="table-column">
      <style:table-column-properties style:column-width="3.7514in"/>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7.2681in" table:align="margins" style:may-break-between-rows="true" table:border-model="collapsing"/>
    </style:style>
    <style:style style:name="Table2.A" style:family="table-column">
      <style:table-column-properties style:column-width="2.4229in" style:rel-column-width="21845*"/>
    </style:style>
    <style:style style:name="Table2.B" style:family="table-column">
      <style:table-column-properties style:column-width="4.8451in" style:rel-column-width="43690*"/>
    </style:style>
    <style:style style:name="Table2.1" style:family="table-row">
      <style:table-row-properties fo:keep-together="auto"/>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ubtitle">
      <style:text-properties officeooo:rsid="00040dc5" officeooo:paragraph-rsid="00040dc5"/>
    </style:style>
    <style:style style:name="P2" style:family="paragraph" style:parent-style-name="Title">
      <style:text-properties officeooo:rsid="00040dc5" officeooo:paragraph-rsid="00040dc5"/>
    </style:style>
    <style:style style:name="P3" style:family="paragraph" style:parent-style-name="Text_20_body">
      <style:text-properties officeooo:rsid="0010d89a" officeooo:paragraph-rsid="0010d89a"/>
    </style:style>
    <style:style style:name="P4" style:family="paragraph" style:parent-style-name="Text_20_body">
      <style:text-properties officeooo:rsid="000d3558" officeooo:paragraph-rsid="000d3558"/>
    </style:style>
    <style:style style:name="P5" style:family="paragraph" style:parent-style-name="Text_20_body">
      <style:text-properties officeooo:paragraph-rsid="000d3558"/>
    </style:style>
    <style:style style:name="P6" style:family="paragraph" style:parent-style-name="Text_20_body">
      <style:text-properties officeooo:rsid="00273150" officeooo:paragraph-rsid="00273150"/>
    </style:style>
    <style:style style:name="P7" style:family="paragraph" style:parent-style-name="Text_20_body">
      <style:text-properties officeooo:rsid="00289fbc" officeooo:paragraph-rsid="00289fbc"/>
    </style:style>
    <style:style style:name="P8" style:family="paragraph" style:parent-style-name="Text_20_body">
      <style:text-properties officeooo:rsid="0034b168" officeooo:paragraph-rsid="0034b168"/>
    </style:style>
    <style:style style:name="P9" style:family="paragraph" style:parent-style-name="Text_20_body">
      <style:text-properties officeooo:rsid="0034b168" officeooo:paragraph-rsid="00366296"/>
    </style:style>
    <style:style style:name="P10" style:family="paragraph" style:parent-style-name="Text_20_body">
      <style:text-properties officeooo:paragraph-rsid="0034b168"/>
    </style:style>
    <style:style style:name="P11" style:family="paragraph" style:parent-style-name="Text_20_body">
      <style:text-properties officeooo:rsid="00368b1c" officeooo:paragraph-rsid="00368b1c"/>
    </style:style>
    <style:style style:name="P12" style:family="paragraph" style:parent-style-name="Heading_20_1">
      <style:text-properties officeooo:rsid="00040dc5" officeooo:paragraph-rsid="00040dc5"/>
    </style:style>
    <style:style style:name="P13" style:family="paragraph" style:parent-style-name="Heading_20_1">
      <style:text-properties officeooo:rsid="00040dc5" officeooo:paragraph-rsid="000efdfa"/>
    </style:style>
    <style:style style:name="P14" style:family="paragraph" style:parent-style-name="Heading_20_1">
      <style:text-properties officeooo:rsid="002dab2e" officeooo:paragraph-rsid="002dab2e"/>
    </style:style>
    <style:style style:name="P15" style:family="paragraph" style:parent-style-name="Heading_20_2">
      <style:text-properties officeooo:rsid="00040dc5" officeooo:paragraph-rsid="00040dc5"/>
    </style:style>
    <style:style style:name="P16" style:family="paragraph" style:parent-style-name="Heading_20_2">
      <style:text-properties officeooo:rsid="0010d89a" officeooo:paragraph-rsid="0010d89a"/>
    </style:style>
    <style:style style:name="P17" style:family="paragraph" style:parent-style-name="Text_20_body" style:list-style-name="L1">
      <style:text-properties officeooo:rsid="000d3558" officeooo:paragraph-rsid="000d3558"/>
    </style:style>
    <style:style style:name="P18" style:family="paragraph" style:parent-style-name="Text_20_body" style:list-style-name="L2">
      <style:text-properties officeooo:rsid="0010d89a" officeooo:paragraph-rsid="0010d89a"/>
    </style:style>
    <style:style style:name="P19" style:family="paragraph" style:parent-style-name="Text_20_body" style:list-style-name="L2">
      <style:text-properties officeooo:rsid="0010d89a" officeooo:paragraph-rsid="002f9054"/>
    </style:style>
    <style:style style:name="P20" style:family="paragraph" style:parent-style-name="Text_20_body" style:list-style-name="L2">
      <style:text-properties officeooo:rsid="004a6a88" officeooo:paragraph-rsid="004a6a88"/>
    </style:style>
    <style:style style:name="P21" style:family="paragraph" style:parent-style-name="Text_20_body" style:list-style-name="L3">
      <style:text-properties officeooo:paragraph-rsid="00289fbc"/>
    </style:style>
    <style:style style:name="P22" style:family="paragraph" style:parent-style-name="Text_20_body" style:list-style-name="L3">
      <style:text-properties officeooo:rsid="00273150" officeooo:paragraph-rsid="00273150"/>
    </style:style>
    <style:style style:name="P23" style:family="paragraph" style:parent-style-name="Text_20_body" style:list-style-name="L3">
      <style:text-properties officeooo:rsid="004e088a" officeooo:paragraph-rsid="004e088a"/>
    </style:style>
    <style:style style:name="P24" style:family="paragraph" style:parent-style-name="Text_20_body" style:list-style-name="L3">
      <style:text-properties officeooo:rsid="00289fbc" officeooo:paragraph-rsid="00289fbc"/>
    </style:style>
    <style:style style:name="P25" style:family="paragraph" style:parent-style-name="Text_20_body" style:list-style-name="L4">
      <style:text-properties officeooo:rsid="00368b1c" officeooo:paragraph-rsid="003f6538"/>
    </style:style>
    <style:style style:name="P26" style:family="paragraph" style:parent-style-name="Text_20_body" style:list-style-name="L4">
      <style:text-properties officeooo:rsid="0036f060" officeooo:paragraph-rsid="0036f060"/>
    </style:style>
    <style:style style:name="P27" style:family="paragraph" style:parent-style-name="Text_20_body" style:list-style-name="L4">
      <style:text-properties officeooo:rsid="0036f060" officeooo:paragraph-rsid="00407df1"/>
    </style:style>
    <style:style style:name="P28" style:family="paragraph" style:parent-style-name="Text_20_body" style:list-style-name="L4">
      <style:text-properties officeooo:rsid="0044eeed" officeooo:paragraph-rsid="0045c93a"/>
    </style:style>
    <style:style style:name="T1" style:family="text">
      <style:text-properties officeooo:rsid="000d3558"/>
    </style:style>
    <style:style style:name="T2" style:family="text">
      <style:text-properties officeooo:rsid="000efdfa"/>
    </style:style>
    <style:style style:name="T3" style:family="text">
      <style:text-properties officeooo:rsid="000f2b13"/>
    </style:style>
    <style:style style:name="T4" style:family="text">
      <style:text-properties officeooo:rsid="00121cd1"/>
    </style:style>
    <style:style style:name="T5" style:family="text">
      <style:text-properties officeooo:rsid="001346d8"/>
    </style:style>
    <style:style style:name="T6" style:family="text">
      <style:text-properties officeooo:rsid="00195f8e"/>
    </style:style>
    <style:style style:name="T7" style:family="text">
      <style:text-properties officeooo:rsid="001b7a47"/>
    </style:style>
    <style:style style:name="T8" style:family="text">
      <style:text-properties officeooo:rsid="0025b9c3"/>
    </style:style>
    <style:style style:name="T9" style:family="text">
      <style:text-properties officeooo:rsid="00265ea2"/>
    </style:style>
    <style:style style:name="T10" style:family="text">
      <style:text-properties officeooo:rsid="00289fbc"/>
    </style:style>
    <style:style style:name="T11" style:family="text">
      <style:text-properties officeooo:rsid="002bd3c5"/>
    </style:style>
    <style:style style:name="T12" style:family="text">
      <style:text-properties officeooo:rsid="002f9054"/>
    </style:style>
    <style:style style:name="T13" style:family="text">
      <style:text-properties officeooo:rsid="00310f4b"/>
    </style:style>
    <style:style style:name="T14" style:family="text">
      <style:text-properties officeooo:rsid="0034b168"/>
    </style:style>
    <style:style style:name="T15" style:family="text">
      <style:text-properties officeooo:rsid="00273150"/>
    </style:style>
    <style:style style:name="T16" style:family="text">
      <style:text-properties officeooo:rsid="0034d861"/>
    </style:style>
    <style:style style:name="T17" style:family="text">
      <style:text-properties officeooo:rsid="0038e54b"/>
    </style:style>
    <style:style style:name="T18" style:family="text">
      <style:text-properties officeooo:rsid="003ad000"/>
    </style:style>
    <style:style style:name="T19" style:family="text">
      <style:text-properties officeooo:rsid="003c1ad2"/>
    </style:style>
    <style:style style:name="T20" style:family="text">
      <style:text-properties officeooo:rsid="003c809b"/>
    </style:style>
    <style:style style:name="T21" style:family="text">
      <style:text-properties officeooo:rsid="003d900b"/>
    </style:style>
    <style:style style:name="T22" style:family="text">
      <style:text-properties officeooo:rsid="003f6538"/>
    </style:style>
    <style:style style:name="T23" style:family="text">
      <style:text-properties officeooo:rsid="00407df1"/>
    </style:style>
    <style:style style:name="T24" style:family="text">
      <style:text-properties officeooo:rsid="0040dbbb"/>
    </style:style>
    <style:style style:name="T25" style:family="text">
      <style:text-properties officeooo:rsid="0043474f"/>
    </style:style>
    <style:style style:name="T26" style:family="text">
      <style:text-properties officeooo:rsid="004483f7"/>
    </style:style>
    <style:style style:name="T27" style:family="text">
      <style:text-properties officeooo:rsid="0044eeed"/>
    </style:style>
    <style:style style:name="T28" style:family="text">
      <style:text-properties officeooo:rsid="0045f3d1"/>
    </style:style>
    <style:style style:name="T29" style:family="text">
      <style:text-properties officeooo:rsid="0048768a"/>
    </style:style>
    <style:style style:name="T30" style:family="text">
      <style:text-properties officeooo:rsid="004a6a88"/>
    </style:style>
    <style:style style:name="T31" style:family="text">
      <style:text-properties officeooo:rsid="004bc447"/>
    </style:style>
    <style:style style:name="T32" style:family="text">
      <style:text-properties officeooo:rsid="004bc78a"/>
    </style:style>
    <style:style style:name="T33" style:family="text">
      <style:text-properties officeooo:rsid="004e00c7"/>
    </style:style>
    <style:style style:name="T34" style:family="text">
      <style:text-properties officeooo:rsid="004ea5ca"/>
    </style:style>
    <style:style style:name="T35" style:family="text">
      <style:text-properties officeooo:rsid="004f5234"/>
    </style:style>
    <style:style style:name="T36" style:family="text">
      <style:text-properties officeooo:rsid="0053dc5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l <text:span text:style-name="T1">T</text:span>emplate di Frederico</text:p>
      <text:p text:style-name="P1">Documentazione - Rev. 1</text:p>
      <text:h text:style-name="P12" text:outline-level="1">Introduzione</text:h>
      <text:p text:style-name="P4">Il Template di Frederico (nome temporaneo) è un piccolo progetto che fornisce un template pronto all'uso per installare ed eseguire giochi per Windows su GNU/Linux utilizzando Wine e altri progetti<text:span text:style-name="T6"> liberi</text:span>.</text:p>
      <text:p text:style-name="P4">A differenza di progetti <text:span text:style-name="T24">simili </text:span>come Proton, che pongono al centro dell'esperienza una piattaforma (in quel caso Steam) che fornisce giochi preconfigurati per l'uso su GNU/Linux, questo progetto pone al centro dell'esperienza l'utente, la sua libertà e i suoi diritti:</text:p>
      <text:list xml:id="list2230686563" text:style-name="L1">
        <text:list-item>
          <text:p text:style-name="P17">La libertà di eseguire il gioco senza restrizioni</text:p>
        </text:list-item>
        <text:list-item>
          <text:p text:style-name="P17">Il diritto di proteggere la sua privacy dalla minaccia del software proprietario che sta eseguendo</text:p>
        </text:list-item>
        <text:list-item>
          <text:p text:style-name="P17">Il diritto di non avere alterazioni del sistema a causa dal gioco</text:p>
        </text:list-item>
        <text:list-item>
          <text:p text:style-name="P17">La libertà di redistribuire copie del gioco modificate per funzionare su GNU/Linux</text:p>
        </text:list-item>
      </text:list>
      <text:p text:style-name="P5"><text:span text:style-name="T1">In altre parole, </text:span><text:span text:style-name="T7">l'attenzione</text:span><text:span text:style-name="T1"> passa dal consoomer </text:span><text:span text:style-name="T4">che</text:span><text:span text:style-name="T1"> accetta passivamente DRM e telemetria nel suo software</text:span><text:span text:style-name="T2"> </text:span><text:span text:style-name="T1"><text:s/>all'utente conscio e responsabile che queste cose le ritiene botnet</text:span><text:span text:style-name="T3"> e inaccettabili, </text:span><text:span text:style-name="T30">e se non sei d'accordo con lui sei al di sotto di lui, e sarai oggetto di scherno per il resto dei tuoi giorni</text:span><text:span text:style-name="T3">.</text:span></text:p>
      <text:h text:style-name="Heading_20_2" text:outline-level="2">Requisiti</text:h>
      <text:p text:style-name="P3">Per utilizzare il Template di Frederico <text:span text:style-name="T30">devi avere</text:span>:</text:p>
      <text:list xml:id="list2254327400" text:style-name="L2">
        <text:list-item>
          <text:p text:style-name="P18">Un PC decente, possibilmente dotato di GPU AMD con almeno 4GB di VRAM<text:span text:style-name="T5"> e un SSD (</text:span><text:span text:style-name="T29">s</text:span><text:span text:style-name="T5">eriamente, non vuoi caricare 10000 file da un disco meccanico ogni volta che avvii un gioco)</text:span></text:p>
        </text:list-item>
        <text:list-item>
          <text:p text:style-name="P19">Una distro GNU/Linux moderna (<text:span text:style-name="T5">k</text:span>ernel &gt;=5.16)<text:span text:style-name="T12"> con architettura x86_64</text:span>.<text:span text:style-name="T12"> Devono essere presenti alcune librerie basilari come systemd, glibc, </text:span><text:span text:style-name="T13">SDL</text:span><text:span text:style-name="T12">,</text:span><text:span text:style-name="T13"> X11,</text:span><text:span text:style-name="T12"> ecc. sia a 32 che a 64 bit. </text:span>Il progetto è stato sviluppato e testato su Manjaro e altri derivati di Arch Linux<text:span text:style-name="T12">. </text:span><text:span text:style-name="T30">Non pensarci nemmeno di farlo andare su ARM</text:span></text:p>
        </text:list-item>
        <text:list-item>
          <text:p text:style-name="P18">Supporto Vulkan (GPU e driver)<text:span text:style-name="T5">, puoi controllare con il comando </text:span><text:span text:style-name="Source_20_Text"><text:span text:style-name="T5">vulkaninfo</text:span></text:span></text:p>
        </text:list-item>
        <text:list-item>
          <text:p text:style-name="P18">Un briciolo di <text:span text:style-name="T5">competenza</text:span> di GNU/Linux e di come <text:span text:style-name="T12">utilizzare</text:span> giochi<text:span text:style-name="T12"> piratati</text:span></text:p>
        </text:list-item>
        <text:list-item>
          <text:p text:style-name="P18"><text:span text:style-name="T30">Saper fare un minimo di troubleshooting </text:span>quando le cose non vanno come previsto</text:p>
        </text:list-item>
        <text:list-item>
          <text:p text:style-name="P20">Avere sempre un piano B quando tutto va storto</text:p>
        </text:list-item>
      </text:list>
      <text:h text:style-name="P13" text:outline-level="1">Utilizzo di base</text:h>
      <text:p text:style-name="P6">Il Template viene fornito come archivio compresso con nome <text:span text:style-name="Source_20_Text">template-YYYYMMDD.tar.zst</text:span> (ad indicare la data della build) con all'interno una cartella omonima<text:span text:style-name="T20">;</text:span> oltre a questo file servono tutti i file del gioco che si intende installare (ad esempio, una ISO, <text:span text:style-name="T20">del</text:span>le patch<text:span text:style-name="T20">, dei fix, delle mod</text:span>, ecc.).</text:p>
      <text:p text:style-name="P6">I passi per configurare un Template sono i seguenti:</text:p>
      <text:list xml:id="list147593717" text:style-name="L3">
        <text:list-item>
          <text:p text:style-name="P22">Estrarre l'archivio del template e rinominare la cartella <text:span text:style-name="Source_20_Text">template-YYYYMMDD</text:span> con un nome adatto (ad esempio il nome del gioco). Attenzione: <text:span text:style-name="T20">Wine funziona solo su partizioni che usano un file system adatto </text:span><text:soft-page-break/><text:span text:style-name="T20">a Linux come ext4, btrfs, ecc., non funziona su partizioni NTFS, exFAT o FAT32</text:span></text:p>
        </text:list-item>
        <text:list-item>
          <text:p text:style-name="P22">Avviare <text:span text:style-name="Source_20_Text">run.sh</text:span> facendo doppio click <text:span text:style-name="T20">sul file </text:span>o dal terminale scrivendo <text:span text:style-name="Source_20_Text">./run.sh</text:span></text:p>
        </text:list-item>
        <text:list-item>
          <text:p text:style-name="P22">Attendere l'inizializzazione (<text:span text:style-name="T30">la prima volta richiede 20-30 secondi per inizializzare la cartella</text:span><text:span text:style-name="T20"> </text:span><text:span text:style-name="Source_20_Text"><text:span text:style-name="T20">zzprefix</text:span></text:span><text:span text:style-name="T20">, altrimenti si avvierà in 3-5 secondi</text:span>)</text:p>
        </text:list-item>
        <text:list-item>
          <text:p text:style-name="P22">Si aprirà un prompt dei comandi di Windows da cui è possibile installare il gioco. Se non hai familiarità con l'uso del terminale, puoi avviare il gestore file grafico scrivendo <text:span text:style-name="Source_20_Text">explorer<text:line-break/></text:span><text:span text:style-name="T20">Attenzione: non chiudere il terminale </text:span><text:span text:style-name="T30">finchè non hai finito di installare il gioco</text:span></text:p>
        </text:list-item>
        <text:list-item>
          <text:p text:style-name="P22">Installa il gioco come faresti normalmente, ma senza avviarlo. Per comodità, installalo in una cartella con un percorso semplice, ad esempio <text:span text:style-name="Source_20_Text">C:\NomeGioco</text:span><text:span text:style-name="Source_20_Text"><text:span text:style-name="T30">SenzaSpazi</text:span></text:span></text:p>
        </text:list-item>
        <text:list-item>
          <text:p text:style-name="P22">Se necessario, applica patch, crack<text:span text:style-name="T10">, fix</text:span>, ecc.</text:p>
          <text:p text:style-name="P23">Attenzione: se il gioco o un fix va a sostituire localmente una DLL di sistema (ad esempio dinput8), Wine non caricherà di default questa versione, deve essere <text:span text:style-name="T34">caricata</text:span> esplicitamente (vedi <text:span text:style-name="Source_20_Text">WINEDLLOVERRIDES</text:span> nella sezione <text:a xlink:type="simple" xlink:href="#3.1.Variabili|outline" text:style-name="Internet_20_link" text:visited-style-name="Visited_20_Internet_20_Link"><text:span text:style-name="T10">Impostazioni avanzate &gt; Variabili</text:span></text:a><text:span text:style-name="T34">)</text:span></text:p>
        </text:list-item>
        <text:list-item>
          <text:p text:style-name="P22">Chiudi il terminale</text:p>
        </text:list-item>
        <text:list-item>
          <text:p text:style-name="P22">Modifica <text:span text:style-name="Source_20_Text">vars.conf</text:span> per inserire i seguenti parametri:</text:p>
          <text:list>
            <text:list-item>
              <text:p text:style-name="P22"><text:span text:style-name="Source_20_Text">game_workingDir</text:span>: il percorso dove si trova il gioco, ad esempio <text:span text:style-name="Source_20_Text">'C:\NomeGioco'</text:span></text:p>
            </text:list-item>
            <text:list-item>
              <text:p text:style-name="P22"><text:span text:style-name="Source_20_Text">game_exe</text:span>: il nome del file eseguibile o un percorso relativo a <text:span text:style-name="Source_20_Text">game_workingDir</text:span>, ad esempio <text:span text:style-name="Source_20_Text">'swkotor.exe'</text:span></text:p>
            </text:list-item>
            <text:list-item>
              <text:p text:style-name="P22"><text:span text:style-name="Source_20_Text">game_args</text:span>: opzionalmente, dei parametri da linea di comando per l'eseguibile del gioco, generalmente si lascia vuoto</text:p>
            </text:list-item>
          </text:list>
        </text:list-item>
        <text:list-item>
          <text:p text:style-name="P24">Avvia <text:span text:style-name="Source_20_Text">run.sh</text:span>, partirà il gioco</text:p>
        </text:list-item>
        <text:list-item>
          <text:p text:style-name="P21"><text:span text:style-name="T10">Se incontri problemi di compatibilità o prestazioni potrebbe essere necessario cambiare alcune impostazioni (vedi sezione </text:span><text:a xlink:type="simple" xlink:href="#3.1.Variabili|outline" text:style-name="Internet_20_link" text:visited-style-name="Visited_20_Internet_20_Link"><text:span text:style-name="T10">Impostazioni avanzate &gt; Variabili</text:span></text:a><text:span text:style-name="T10">)</text:span></text:p>
        </text:list-item>
      </text:list>
      <text:h text:style-name="P12" text:outline-level="1">Impostazioni avanzate</text:h>
      <text:h text:style-name="P15" text:outline-level="2">Variabili</text:h>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Table_20_Heading">Variabile</text:p>
          </table:table-cell>
          <table:table-cell table:style-name="Table1.A1" office:value-type="string">
            <text:p text:style-name="Table_20_Heading">Valori possibili</text:p>
          </table:table-cell>
          <table:table-cell table:style-name="Table1.C1" office:value-type="string">
            <text:p text:style-name="Table_20_Heading">Descrizione</text:p>
          </table:table-cell>
        </table:table-row>
        <table:table-row table:style-name="Table1.1">
          <table:table-cell table:style-name="Table1.A2" office:value-type="string">
            <text:p text:style-name="Table_20_Contents"><text:span text:style-name="Source_20_Text">game_workingDir</text:span></text:p>
          </table:table-cell>
          <table:table-cell table:style-name="Table1.A2" office:value-type="string">
            <text:p text:style-name="Table_20_Contents">Percorso <text:span text:style-name="T30">di installazione del gioco,</text:span> <text:span text:style-name="T30">come se fosse su Windows. Tra apici</text:span></text:p>
          </table:table-cell>
          <table:table-cell table:style-name="Table1.C2" office:value-type="string">
            <text:p text:style-name="Table_20_Contents">Indica la cartella di installazione del gioco</text:p>
          </table:table-cell>
        </table:table-row>
        <table:table-row table:style-name="Table1.1">
          <table:table-cell table:style-name="Table1.A2" office:value-type="string">
            <text:p text:style-name="Table_20_Contents"><text:span text:style-name="Source_20_Text">game_exe</text:span></text:p>
          </table:table-cell>
          <table:table-cell table:style-name="Table1.A2" office:value-type="string">
            <text:p text:style-name="Table_20_Contents">Nome di eseguibile o percorso relativo a <text:span text:style-name="Source_20_Text">game_workingDir</text:span>. Tra apici</text:p>
          </table:table-cell>
          <table:table-cell table:style-name="Table1.C2" office:value-type="string">
            <text:p text:style-name="Table_20_Contents">Indica l'eseguibile del gioco. Se non viene impostato, verrà aperto un prompt dei comandi di Windows</text:p>
          </table:table-cell>
        </table:table-row>
        <table:table-row table:style-name="Table1.1">
          <table:table-cell table:style-name="Table1.A2" office:value-type="string">
            <text:p text:style-name="Table_20_Contents"><text:span text:style-name="Source_20_Text">game_args</text:span></text:p>
          </table:table-cell>
          <table:table-cell table:style-name="Table1.A2" office:value-type="string">
            <text:p text:style-name="Table_20_Contents">Qualsiasi, anche vuoto</text:p>
          </table:table-cell>
          <table:table-cell table:style-name="Table1.C2" office:value-type="string">
            <text:p text:style-name="Table_20_Contents">Argomenti da linea di comando da passare all'eseguibile del gioco</text:p>
          </table:table-cell>
        </table:table-row>
        <table:table-row table:style-name="Table1.1">
          <table:table-cell table:style-name="Table1.A2" office:value-type="string">
            <text:p text:style-name="Table_20_Contents"><text:span text:style-name="Source_20_Text">USE_DXVK</text:span></text:p>
          </table:table-cell>
          <table:table-cell table:style-name="Table1.A2" office:value-type="string">
            <text:p text:style-name="Table_20_Contents">1 (default), 0</text:p>
          </table:table-cell>
          <table:table-cell table:style-name="Table1.C2" office:value-type="string">
            <text:p text:style-name="Table_20_Contents">Abilita/disabilita DXVK per l'emulazione di DirectX 9-11. Se disattivato verrà usato WineD3D</text:p>
          </table:table-cell>
        </table:table-row>
        <table:table-row table:style-name="Table1.1">
          <table:table-cell table:style-name="Table1.A2" office:value-type="string">
            <text:p text:style-name="Table_20_Contents"><text:span text:style-name="Source_20_Text">USE_DXVK_ASYNC</text:span></text:p>
          </table:table-cell>
          <table:table-cell table:style-name="Table1.A2" office:value-type="string">
            <text:p text:style-name="Table_20_Contents">1 (default), 0</text:p>
          </table:table-cell>
          <table:table-cell table:style-name="Table1.C2" office:value-type="string">
            <text:p text:style-name="Table_20_Contents">Se impostato ad 1, utilizza la versione async di DXVK, che riduce lo stuttering, ma può causare problemi di rendering (molto raro). Ha effetto solo se <text:span text:style-name="Source_20_Text">USE_DXVK</text:span> è impostato a 1</text:p>
          </table:table-cell>
        </table:table-row>
        <table:table-row table:style-name="Table1.1">
          <table:table-cell table:style-name="Table1.A2" office:value-type="string">
            <text:p text:style-name="Table_20_Contents"><text:span text:style-name="Source_20_Text">export DXVK_CONFIG_FILE</text:span></text:p>
          </table:table-cell>
          <table:table-cell table:style-name="Table1.A2" office:value-type="string">
            <text:p text:style-name="Table_20_Contents"><text:span text:style-name="Source_20_Text">"$(pwd)/system/dxvk/dxvk.conf"</text:span> (default),<text:line-break/>Qualsiasi percorso relativo a run.sh</text:p>
          </table:table-cell>
          <table:table-cell table:style-name="Table1.C2" office:value-type="string">
            <text:p text:style-name="Table_20_Contents">Imposta il file di configurazione di DXVK da usare per il gioco. Utile per forzare impostazioni grafiche come il filtro anisotropico ai giochi che non lo supportano</text:p>
          </table:table-cell>
        </table:table-row>
        <text:soft-page-break/>
        <table:table-row table:style-name="Table1.1">
          <table:table-cell table:style-name="Table1.A2" office:value-type="string">
            <text:p text:style-name="Table_20_Contents"><text:span text:style-name="Source_20_Text">USE_VKD3D</text:span></text:p>
          </table:table-cell>
          <table:table-cell table:style-name="Table1.A2" office:value-type="string">
            <text:p text:style-name="Table_20_Contents">1 (default), 0</text:p>
          </table:table-cell>
          <table:table-cell table:style-name="Table1.C2" office:value-type="string">
            <text:p text:style-name="Table_20_Contents">Abilita/disabilita VKD3D-proton per l'emulazione di DirectX 12. Se disattivato verrà usato VKD3D fornito con Wine. Si consiglia di usarlo in coppia con DXVK</text:p>
          </table:table-cell>
        </table:table-row>
        <table:table-row table:style-name="Table1.1">
          <table:table-cell table:style-name="Table1.A2" office:value-type="string">
            <text:p text:style-name="Table_20_Contents"><text:span text:style-name="Source_20_Text">export WINE_FULLSCREEN_FSR</text:span></text:p>
          </table:table-cell>
          <table:table-cell table:style-name="Table1.A2" office:value-type="string">
            <text:p text:style-name="Table_20_Contents">0 (default), 1</text:p>
          </table:table-cell>
          <table:table-cell table:style-name="Table1.C2" office:value-type="string">
            <text:p text:style-name="Table_20_Contents">Abilita/disabilita lo scaling usando AMD FSR (ad esempio, se un gioco va in 720p, viene scalato alla risoluzione nativa del display usando FSR).</text:p>
            <text:p text:style-name="Table_20_Contents">Non attivare assieme a Gamescope</text:p>
          </table:table-cell>
        </table:table-row>
        <table:table-row table:style-name="Table1.1">
          <table:table-cell table:style-name="Table1.A2" office:value-type="string">
            <text:p text:style-name="Table_20_Contents"><text:span text:style-name="Source_20_Text">export WINE_FULLSCREEN_FSR_MODE</text:span></text:p>
          </table:table-cell>
          <table:table-cell table:style-name="Table1.A2" office:value-type="string">
            <text:p text:style-name="Table_20_Contents">Vuoto (default)</text:p>
            <text:p text:style-name="Table_20_Contents"><text:span text:style-name="Source_20_Text">ultra</text:span>, <text:span text:style-name="Source_20_Text">quality</text:span>, <text:span text:style-name="Source_20_Text">balanced</text:span>, <text:span text:style-name="Source_20_Text">performance</text:span></text:p>
          </table:table-cell>
          <table:table-cell table:style-name="Table1.C2" office:value-type="string">
            <text:p text:style-name="Table_20_Contents">Quando <text:span text:style-name="Source_20_Text">WINE_FULLSCREEN_FSR</text:span> è attivo, imposta la risoluzione da cui scalare con FSR</text:p>
          </table:table-cell>
        </table:table-row>
        <table:table-row table:style-name="Table1.1">
          <table:table-cell table:style-name="Table1.A2" office:value-type="string">
            <text:p text:style-name="Table_20_Contents"><text:span text:style-name="Source_20_Text">USE_WINEMON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Mono, richiesto per i giochi che utilizzano .net<text:line-break/>Non attivare se il gioco installa .net Framework</text:p>
          </table:table-cell>
        </table:table-row>
        <table:table-row table:style-name="Table1.1">
          <table:table-cell table:style-name="Table1.A2" office:value-type="string">
            <text:p text:style-name="Table_20_Contents"><text:span text:style-name="Source_20_Text">USE_WINEGECKO</text:span></text:p>
          </table:table-cell>
          <table:table-cell table:style-name="Table1.A2" office:value-type="string">
            <text:p text:style-name="Table_20_Contents">0 (default), 1</text:p>
          </table:table-cell>
          <table:table-cell table:style-name="Table1.C2" office:value-type="string">
            <text:p text:style-name="Table_20_Contents">Abilita/disabilita la presenza di Wine Gecko, richiesto per i giochi che hanno un launcher che utilizza Internet Explorer. Fornisce l'equivalente di una WebView</text:p>
          </table:table-cell>
        </table:table-row>
        <table:table-row table:style-name="Table1.1">
          <table:table-cell table:style-name="Table1.A2" office:value-type="string">
            <text:p text:style-name="Table_20_Contents"><text:span text:style-name="Source_20_Text">USE_GAMESCOPE</text:span></text:p>
          </table:table-cell>
          <table:table-cell table:style-name="Table1.A2" office:value-type="string">
            <text:p text:style-name="Table_20_Contents">0 (default), 1</text:p>
          </table:table-cell>
          <table:table-cell table:style-name="Table1.C2" office:value-type="string">
            <text:p text:style-name="Table_20_Contents">Abilita/disabilita Gamescope, necessario per alcuni giochi che non funzionano correttamente in fullscreen o che hanno problemi con i cambi di risoluzione (es. KOTOR)<text:line-break/>La build di Wine inclusa con il template contiene fshack quindi non dovrebbe servire quasi mai</text:p>
          </table:table-cell>
        </table:table-row>
        <table:table-row table:style-name="Table1.1">
          <table:table-cell table:style-name="Table1.A2" office:value-type="string">
            <text:p text:style-name="Table_20_Contents"><text:span text:style-name="Source_20_Text">gamescopeParameters</text:span></text:p>
          </table:table-cell>
          <table:table-cell table:style-name="Table1.A2" office:value-type="string">
            <text:p text:style-name="Table_20_Contents"><text:span text:style-name="Source_20_Text">"-f"</text:span> (default),<text:line-break/>Qualsiasi parametro accettato da Gamescope</text:p>
          </table:table-cell>
          <table:table-cell table:style-name="Table1.C2" office:value-type="string">
            <text:p text:style-name="Table_20_Contents">Imposta il funzionamento di Gamescope. Utile per forzare una risoluzione specifica, limitare il framerate, ecc.<text:line-break/>Ulteriori informazioni quì: <text:a xlink:type="simple" xlink:href="https://github.com/Plagman/gamescope#options" text:style-name="Internet_20_link" text:visited-style-name="Visited_20_Internet_20_Link">https://github.com/Plagman/gamescope#options</text:a></text:p>
          </table:table-cell>
        </table:table-row>
        <table:table-row table:style-name="Table1.1">
          <table:table-cell table:style-name="Table1.A2" office:value-type="string">
            <text:p text:style-name="Table_20_Contents"><text:span text:style-name="Source_20_Text">GAMESCOPE_PREFER_SYSTEM</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l'installazione di Gamescope presente nel sistema anzichè l'eseguibile fornito con il template. Se Gamescope non è installato nel sistema, verrà usato quello fornito con il template</text:p>
          </table:table-cell>
        </table:table-row>
        <table:table-row table:style-name="Table1.1">
          <table:table-cell table:style-name="Table1.A2" office:value-type="string">
            <text:p text:style-name="Table_20_Contents"><text:span text:style-name="Source_20_Text">USE_GAMEMODE</text:span></text:p>
          </table:table-cell>
          <table:table-cell table:style-name="Table1.A2" office:value-type="string">
            <text:p text:style-name="Table_20_Contents">1 (default), 0</text:p>
          </table:table-cell>
          <table:table-cell table:style-name="Table1.C2" office:value-type="string">
            <text:p text:style-name="Table_20_Contents">Se impostato ad 1, utilizzerà il demone di Feral Gamemode per impostare l'hardware alle massime prestazioni durante l'esecuzione del gioco. Se Feral Gamemode non è installato, viene ignorato</text:p>
          </table:table-cell>
        </table:table-row>
        <table:table-row table:style-name="Table1.1">
          <table:table-cell table:style-name="Table1.A2" office:value-type="string">
            <text:p text:style-name="Table_20_Contents"><text:span text:style-name="Source_20_Text">USE_MANGOHUD</text:span></text:p>
          </table:table-cell>
          <table:table-cell table:style-name="Table1.A2" office:value-type="string">
            <text:p text:style-name="Table_20_Contents">0 (default), 1</text:p>
          </table:table-cell>
          <table:table-cell table:style-name="Table1.C2" office:value-type="string">
            <text:p text:style-name="Table_20_Contents">Abilita/disabilita l'overlay delle prestazioni Mangohud. Se Mangohud non è installato, viene ignorato</text:p>
          </table:table-cell>
        </table:table-row>
        <table:table-row table:style-name="Table1.1">
          <table:table-cell table:style-name="Table1.A2" office:value-type="string">
            <text:p text:style-name="Table_20_Contents"><text:span text:style-name="Source_20_Text">USE_COREFONTS</text:span></text:p>
          </table:table-cell>
          <table:table-cell table:style-name="Table1.A2" office:value-type="string">
            <text:p text:style-name="Table_20_Contents">1 (default), 0</text:p>
          </table:table-cell>
          <table:table-cell table:style-name="Table1.C2" office:value-type="string">
            <text:p text:style-name="Table_20_Contents">Abilita/disabilita la presenza dei font basilari di Windows (es. Arial, Times New Roman, ecc.), necessari per alcuni giochi (es. PC Building Simulator)</text:p>
          </table:table-cell>
        </table:table-row>
        <table:table-row table:style-name="Table1.1">
          <table:table-cell table:style-name="Table1.A2" office:value-type="string">
            <text:p text:style-name="Table_20_Contents"><text:span text:style-name="Source_20_Text">HIDE_CRASHES</text:span></text:p>
          </table:table-cell>
          <table:table-cell table:style-name="Table1.A2" office:value-type="string">
            <text:p text:style-name="Table_20_Contents">1 (default), 0</text:p>
          </table:table-cell>
          <table:table-cell table:style-name="Table1.C2" office:value-type="string">
            <text:p text:style-name="Table_20_Contents">Se impostato ad 1, non viene visualizzata la schermata di errore di Wine se il gioco crasha</text:p>
          </table:table-cell>
        </table:table-row>
        <table:table-row table:style-name="Table1.1">
          <table:table-cell table:style-name="Table1.A2" office:value-type="string">
            <text:p text:style-name="Table_20_Contents"><text:span text:style-name="Source_20_Text">BLOCK_NETWORK</text:span></text:p>
          </table:table-cell>
          <table:table-cell table:style-name="Table1.A2" office:value-type="string">
            <text:p text:style-name="Table_20_Contents">1 (default), 0</text:p>
          </table:table-cell>
          <table:table-cell table:style-name="Table1.C2" office:value-type="string">
            <text:p text:style-name="Table_20_Contents">Abilita/disabilita l'accesso alla rete da parte del gioco</text:p>
          </table:table-cell>
        </table:table-row>
        <table:table-row table:style-name="Table1.1">
          <table:table-cell table:style-name="Table1.A2" office:value-type="string">
            <text:p text:style-name="Table_20_Contents"><text:span text:style-name="Source_20_Text">BLOCK_NETWORK_PREFER_FIREJAIL</text:span></text:p>
          </table:table-cell>
          <table:table-cell table:style-name="Table1.A2" office:value-type="string">
            <text:p text:style-name="Table_20_Contents">0 (default), 1</text:p>
          </table:table-cell>
          <table:table-cell table:style-name="Table1.C2" office:value-type="string">
            <text:p text:style-name="Table_20_Contents">Se impostato ad 1 <text:span text:style-name="T31">e Firejail è installato nel sistema</text:span>, utilizza Firejail per bloccare la rete, altrimenti utilizza <text:span text:style-name="T31">il comando</text:span> <text:span text:style-name="Source_20_Text">unshare -nr</text:span></text:p>
          </table:table-cell>
        </table:table-row>
        <table:table-row table:style-name="Table1.1">
          <table:table-cell table:style-name="Table1.A2" office:value-type="string">
            <text:p text:style-name="Table_20_Contents"><text:span text:style-name="Source_20_Text">BLOCK_BROWSER</text:span></text:p>
          </table:table-cell>
          <table:table-cell table:style-name="Table1.A2" office:value-type="string">
            <text:p text:style-name="Table_20_Contents">1 (default), 0</text:p>
          </table:table-cell>
          <table:table-cell table:style-name="Table1.C2" office:value-type="string">
            <text:p text:style-name="Table_20_Contents">Se impostato ad 1, impedisce al gioco di aprire un browser nativo</text:p>
          </table:table-cell>
        </table:table-row>
        <table:table-row table:style-name="Table1.1">
          <table:table-cell table:style-name="Table1.A2" office:value-type="string">
            <text:p text:style-name="Table_20_Contents"><text:span text:style-name="Source_20_Text">BLOCK_ZDRIVE</text:span></text:p>
          </table:table-cell>
          <table:table-cell table:style-name="Table1.A2" office:value-type="string">
            <text:p text:style-name="Table_20_Contents">0 (default), 1</text:p>
          </table:table-cell>
          <table:table-cell table:style-name="Table1.C2" office:value-type="string">
            <text:p text:style-name="Table_20_Contents">Se impostato ad 1, il gioco non avrà accesso al disco virtuale Z di Wine (la root del sistema reale), aumentando la sicurezza. Disattivato di default perchè rende più difficile installare i giochi.</text:p>
            <text:p text:style-name="Table_20_Contents">Indipendentemente dal valore di questa variabile, le cartelle Desktop, Documenti, Download, Immagini, Musica, Video e Template vengono bloccate e gli accessi vengono redirezionati nella cartella dell'utente wine all'interno del prefix</text:p>
          </table:table-cell>
        </table:table-row>
        <table:table-row table:style-name="Table1.1">
          <table:table-cell table:style-name="Table1.A2" office:value-type="string">
            <text:p text:style-name="Table_20_Contents"><text:span text:style-name="Source_20_Text">USE_FAKE_HOMEDIR</text:span></text:p>
          </table:table-cell>
          <table:table-cell table:style-name="Table1.A2" office:value-type="string">
            <text:p text:style-name="Table_20_Contents">0 (default), 1</text:p>
          </table:table-cell>
          <table:table-cell table:style-name="Table1.C2" office:value-type="string">
            <text:p text:style-name="Table_20_Contents">Se impostato ad 1, redireziona la cartella home dell'utente reale (~) verso una cartella <text:span text:style-name="Source_20_Text">zzvhome</text:span> creata apposta. Utile se è necessario modificare dei file di configurazione come <text:span text:style-name="Source_20_Text">.drirc</text:span> (es. KOTOR) e si vuole che le modifiche non si applichino a tutto il sistema</text:p>
          </table:table-cell>
        </table:table-row>
        <table:table-row table:style-name="Table1.1">
          <table:table-cell table:style-name="Table1.A2" office:value-type="string">
            <text:p text:style-name="Table_20_Contents"><text:span text:style-name="Source_20_Text">WINE_PREFER_SYSTEM</text:span></text:p>
          </table:table-cell>
          <table:table-cell table:style-name="Table1.A2" office:value-type="string">
            <text:p text:style-name="Table_20_Contents">0 (default), 1</text:p>
          </table:table-cell>
          <table:table-cell table:style-name="Table1.C2" office:value-type="string">
            <text:p text:style-name="Table_20_Contents">Se impostato ad 1, verrà utilizzata l'installazione di Wine presente nel sistema al posto di quella fornita col template. Se Wine non è installato, verrà usato quello fornito dal template</text:p>
          </table:table-cell>
        </table:table-row>
        <table:table-row table:style-name="Table1.1">
          <table:table-cell table:style-name="Table1.A2" office:value-type="string">
            <text:p text:style-name="Table_20_Contents"><text:span text:style-name="Source_20_Text">KILL_WINE_BEFORE</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prima di avviare il gioco. <text:span text:style-name="T31">Generalmente sconsigliato</text:span></text:p>
          </table:table-cell>
        </table:table-row>
        <table:table-row table:style-name="Table1.1">
          <table:table-cell table:style-name="Table1.A2" office:value-type="string">
            <text:p text:style-name="Table_20_Contents"><text:span text:style-name="Source_20_Text">KILL_WINE_AFTER</text:span></text:p>
          </table:table-cell>
          <table:table-cell table:style-name="Table1.A2" office:value-type="string">
            <text:p text:style-name="Table_20_Contents">0 (default), 1</text:p>
          </table:table-cell>
          <table:table-cell table:style-name="Table1.C2" office:value-type="string">
            <text:p text:style-name="Table_20_Contents">Termina tutti i processi di Wine nel sistema quando il gioco termina. <text:span text:style-name="T31">Generalmente sconsigliato</text:span></text:p>
          </table:table-cell>
        </table:table-row>
        <table:table-row table:style-name="Table1.1">
          <table:table-cell table:style-name="Table1.A2" office:value-type="string">
            <text:p text:style-name="Table_20_Contents"><text:span text:style-name="Source_20_Text">IGNORE_EXIST_CHECKS</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controllata l'effettiva esistenza di <text:span text:style-name="Source_20_Text">game_workingDir</text:span> e <text:span text:style-name="Source_20_Text">game_exe</text:span> prima di tentare di avviare il gioco. <text:span text:style-name="T31">Utile ad esempio per avviare delle applicazioni tipo cmd o explorer </text:span><text:soft-page-break/><text:span text:style-name="T31">all'interno del prefix</text:span></text:p>
          </table:table-cell>
        </table:table-row>
        <table:table-row table:style-name="Table1.1">
          <table:table-cell table:style-name="Table1.A2" office:value-type="string">
            <text:p text:style-name="Table_20_Contents"><text:span text:style-name="Source_20_Text">HIDE_GAME_RUNNING_DIALOG</text:span></text:p>
          </table:table-cell>
          <table:table-cell table:style-name="Table1.A2" office:value-type="string">
            <text:p text:style-name="Table_20_Contents">0 (default), 1</text:p>
          </table:table-cell>
          <table:table-cell table:style-name="Table1.C2" office:value-type="string">
            <text:p text:style-name="Table_20_Contents">Se impostato ad 1, non viene mostrata la finestra con scritto "Game running" mentre il gioco è in esecuzione</text:p>
          </table:table-cell>
        </table:table-row>
        <table:table-row table:style-name="Table1.1">
          <table:table-cell table:style-name="Table1.A2" office:value-type="string">
            <text:p text:style-name="Table_20_Contents"><text:span text:style-name="Source_20_Text">SHOW_PLAY_TIME</text:span></text:p>
          </table:table-cell>
          <table:table-cell table:style-name="Table1.A2" office:value-type="string">
            <text:p text:style-name="Table_20_Contents">0 (default), 1</text:p>
          </table:table-cell>
          <table:table-cell table:style-name="Table1.C2" office:value-type="string">
            <text:p text:style-name="Table_20_Contents">Se impostato ad 1, quando il gioco termina, viene mostrata la durata della sessione in ore, minuti e secondi</text:p>
          </table:table-cell>
        </table:table-row>
        <table:table-row table:style-name="Table1.1">
          <table:table-cell table:style-name="Table1.A2" office:value-type="string">
            <text:p text:style-name="Table_20_Contents"><text:span text:style-name="Source_20_Text">USE_STEAMRT</text:span></text:p>
          </table:table-cell>
          <table:table-cell table:style-name="Table1.A2" office:value-type="string">
            <text:p text:style-name="Table_20_Contents">1 (default), 0</text:p>
          </table:table-cell>
          <table:table-cell table:style-name="Table1.C2" office:value-type="string">
            <text:p text:style-name="Table_20_Contents">Abilita/disabilita l'utilizzo dello Steam Runtime incluso con il template (insieme di librerie necessarie a far funzionare Wine senza installare nulla). Se Wine è installato nel sistema, può essere disattivato senza rischi poichè tutte le librerie necessarie saranno già sicuramente installate.<text:line-break/>Questa variabile può essere impostata solo in <text:span text:style-name="Source_20_Text">vars.conf</text:span> e non nei file nella cartella <text:span text:style-name="Source_20_Text">confs</text:span></text:p>
          </table:table-cell>
        </table:table-row>
        <table:table-row table:style-name="Table1.1">
          <table:table-cell table:style-name="Table1.A2" office:value-type="string">
            <text:p text:style-name="Table_20_Contents"><text:span text:style-name="Source_20_Text">export DXVK_ASYNC</text:span></text:p>
          </table:table-cell>
          <table:table-cell table:style-name="Table1.A2" office:value-type="string">
            <text:p text:style-name="Table_20_Contents">1 (default), 0</text:p>
          </table:table-cell>
          <table:table-cell table:style-name="Table1.C2" office:value-type="string">
            <text:p text:style-name="Table_20_Contents"><text:span text:style-name="T36">Quando USE_DXVK_ASYNC è impostato ad 1, a</text:span>bilita/disabilita la compilazione asincrona degli shader di DXVK (riduce lo stuttering). <text:span text:style-name="T36">Nota: impostare questo parametro a 0 lasciando </text:span><text:span text:style-name="Source_20_Text"><text:span text:style-name="T36">USE_DXVK_ASYNC</text:span></text:span><text:span text:style-name="T36"> impostato ad 1 non è la stessa cosa di impostare </text:span><text:span text:style-name="Source_20_Text"><text:span text:style-name="T36">USE_DXVK_ASYNC</text:span></text:span><text:span text:style-name="T36"> a 0, poichè sono due librerie differenti</text:span></text:p>
          </table:table-cell>
        </table:table-row>
        <table:table-row table:style-name="Table1.1">
          <table:table-cell table:style-name="Table1.A2" office:value-type="string">
            <text:p text:style-name="Table_20_Contents"><text:span text:style-name="Source_20_Text">export DXVK_HUD</text:span></text:p>
          </table:table-cell>
          <table:table-cell table:style-name="Table1.A2" office:value-type="string">
            <text:p text:style-name="Table_20_Contents"><text:span text:style-name="Source_20_Text">full</text:span>, e altri valori supportati da DXVK</text:p>
          </table:table-cell>
          <table:table-cell table:style-name="Table1.C2" office:value-type="string">
            <text:p text:style-name="Table_20_Contents">Abilita/disabilita l'overlay delle prestazioni di DXVK. Ulteriori informazioni quì: <text:a xlink:type="simple" xlink:href="https://github.com/doitsujin/dxvk#hud" text:style-name="Internet_20_link" text:visited-style-name="Visited_20_Internet_20_Link">https://github.com/doitsujin/dxvk#hud</text:a></text:p>
          </table:table-cell>
        </table:table-row>
        <table:table-row table:style-name="Table1.1">
          <table:table-cell table:style-name="Table1.A2" office:value-type="string">
            <text:p text:style-name="Table_20_Contents"><text:span text:style-name="Source_20_Text">export VKD3D_CONFIG</text:span></text:p>
          </table:table-cell>
          <table:table-cell table:style-name="Table1.A2" office:value-type="string">
            <text:p text:style-name="Table_20_Contents"><text:span text:style-name="Source_20_Text">dxr11</text:span> (default),<text:line-break/>Qualsiasi parametro accettato da VKD3D</text:p>
          </table:table-cell>
          <table:table-cell table:style-name="Table1.C2" office:value-type="string">
            <text:p text:style-name="Table_20_Contents">Configura le funzionalità di VKD3D (<text:span text:style-name="Source_20_Text">dxr11</text:span> abilita il ray tracing sulle GPU che lo supportano). Ulteriori informazioni quì: <text:a xlink:type="simple" xlink:href="https://github.com/HansKristian-Work/vkd3d-proton#environment-variables" text:style-name="Internet_20_link" text:visited-style-name="Visited_20_Internet_20_Link">https://github.com/HansKristian-Work/vkd3d-proton#environment-variables</text:a></text:p>
          </table:table-cell>
        </table:table-row>
        <table:table-row table:style-name="Table1.1">
          <table:table-cell table:style-name="Table1.A2" office:value-type="string">
            <text:p text:style-name="Table_20_Contents"><text:span text:style-name="Source_20_Text"><text:span text:style-name="T31">export </text:span></text:span><text:span text:style-name="Source_20_Text">VKD3D_FEATURE_LEVEL</text:span></text:p>
          </table:table-cell>
          <table:table-cell table:style-name="Table1.A2" office:value-type="string">
            <text:p text:style-name="Table_20_Contents"><text:span text:style-name="Source_20_Text">12_2</text:span> (default), <text:span text:style-name="Source_20_Text">12_1</text:span>, <text:span text:style-name="Source_20_Text">1</text:span><text:span text:style-name="Source_20_Text"><text:span text:style-name="T32">2_0</text:span></text:span><text:span text:style-name="T32">, </text:span><text:span text:style-name="Source_20_Text"><text:span text:style-name="T32">11_1</text:span></text:span><text:span text:style-name="T32">, </text:span><text:span text:style-name="Source_20_Text"><text:span text:style-name="T32">11_0</text:span></text:span></text:p>
          </table:table-cell>
          <table:table-cell table:style-name="Table1.C2" office:value-type="string">
            <text:p text:style-name="Table_20_Contents">Seleziona il feature level di DirectX 12 che VKD3D mostra alle applicazioni.</text:p>
          </table:table-cell>
        </table:table-row>
        <table:table-row table:style-name="Table1.1">
          <table:table-cell table:style-name="Table1.A2" office:value-type="string">
            <text:p text:style-name="Table_20_Contents"><text:span text:style-name="Source_20_Text">export WINEARCH</text:span></text:p>
          </table:table-cell>
          <table:table-cell table:style-name="Table1.A2" office:value-type="string">
            <text:p text:style-name="Table_20_Contents"><text:span text:style-name="Source_20_Text">win64</text:span> (default) o <text:span text:style-name="Source_20_Text">win32</text:span></text:p>
          </table:table-cell>
          <table:table-cell table:style-name="Table1.C2" office:value-type="string">
            <text:p text:style-name="Table_20_Contents">Imposta l'architettura di Windows all'interno di Wine. <text:span text:style-name="Source_20_Text">win64</text:span> può eseguire sia applicazioni a 32 bit che a 64 bit, <text:span text:style-name="Source_20_Text">win32</text:span> può eseguire solo applicazioni a 32 bit</text:p>
            <text:p text:style-name="Table_20_Contents">Attenzione: non può essere cambiata dopo l'inizializzazione del prefix!</text:p>
          </table:table-cell>
        </table:table-row>
        <table:table-row table:style-name="Table1.1">
          <table:table-cell table:style-name="Table1.A2" office:value-type="string">
            <text:p text:style-name="Table_20_Contents"><text:span text:style-name="Source_20_Text">export WINEESYNC</text:span></text:p>
          </table:table-cell>
          <table:table-cell table:style-name="Table1.A2" office:value-type="string">
            <text:p text:style-name="Table_20_Contents">0 (default), 1</text:p>
          </table:table-cell>
          <table:table-cell table:style-name="Table1.C2" office:value-type="string">
            <text:p text:style-name="Table_20_Contents">Abilita/disabilita esync per migliori prestazioni sulla CPU a<text:span text:style-name="T10">l costo</text:span> di possibili problemi di compatibilità</text:p>
          </table:table-cell>
        </table:table-row>
        <table:table-row table:style-name="Table1.1">
          <table:table-cell table:style-name="Table1.A2" office:value-type="string">
            <text:p text:style-name="Table_20_Contents"><text:span text:style-name="Source_20_Text">export WINEFSYNC</text:span></text:p>
          </table:table-cell>
          <table:table-cell table:style-name="Table1.A2" office:value-type="string">
            <text:p text:style-name="Table_20_Contents">1 (default), 0</text:p>
          </table:table-cell>
          <table:table-cell table:style-name="Table1.C2" office:value-type="string">
            <text:p text:style-name="Table_20_Contents">Abilita/disabilita fsync per migliori prestazioni sulla CPU. Non sono noti al momento problemi di compatibilità. Richiede il kernel Linux &gt;=5.16 per funzionare<text:span text:style-name="T8">, se futex2 non è supportato dal kernel in uso, viene </text:span><text:span text:style-name="T9">forzato a 0</text:span>.<text:line-break/>Se <text:span text:style-name="Source_20_Text">WINEESYNC</text:span> e <text:span text:style-name="Source_20_Text">WINEFSYNC</text:span> sono entrambi impostati ad 1, <text:span text:style-name="Source_20_Text">WINEFSYNC</text:span> ha priorità.</text:p>
            <text:p text:style-name="Table_20_Contents">Fsync è generalmente considerato superore a esync.</text:p>
          </table:table-cell>
        </table:table-row>
        <table:table-row table:style-name="Table1.1">
          <table:table-cell table:style-name="Table1.A2" office:value-type="string">
            <text:p text:style-name="Table_20_Contents"><text:span text:style-name="Source_20_Text">additionalStartArgs</text:span></text:p>
          </table:table-cell>
          <table:table-cell table:style-name="Table1.A2" office:value-type="string">
            <text:p text:style-name="Table_20_Contents">Qualsiasi parametro accettato dal comando start di Windows</text:p>
          </table:table-cell>
          <table:table-cell table:style-name="Table1.C2" office:value-type="string">
            <text:p text:style-name="Table_20_Contents">Parametri opzionali da passare al comando start di Windows quando viene avviato il gioco (ad esempio, <text:span text:style-name="Source_20_Text">/AFFINITY</text:span> per limitare i core)</text:p>
          </table:table-cell>
        </table:table-row>
        <table:table-row table:style-name="Table1.1">
          <table:table-cell table:style-name="Table1.A2" office:value-type="string">
            <text:p text:style-name="Table_20_Contents"><text:span text:style-name="Source_20_Text">export USER</text:span></text:p>
          </table:table-cell>
          <table:table-cell table:style-name="Table1.A2" office:value-type="string">
            <text:p text:style-name="Table_20_Contents"><text:span text:style-name="Source_20_Text">"wine"</text:span> (default)<text:line-break/>Qualsiasi stringa tra virgolette</text:p>
          </table:table-cell>
          <table:table-cell table:style-name="Table1.C2" office:value-type="string">
            <text:p text:style-name="Table_20_Contents">Nome dell'utente virtuale<text:span text:style-name="T10">. Si sconsiglia di cambiarlo dopo l'inizializzazione </text:span><text:span text:style-name="T32">del prefix</text:span></text:p>
          </table:table-cell>
        </table:table-row>
        <table:table-row table:style-name="Table1.1">
          <table:table-cell table:style-name="Table1.A2" office:value-type="string">
            <text:p text:style-name="Table_20_Contents"><text:span text:style-name="Source_20_Text">export WINEDLLOVERRIDES</text:span></text:p>
          </table:table-cell>
          <table:table-cell table:style-name="Table1.A2" office:value-type="string">
            <text:p text:style-name="Table_20_Contents"/>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row table:style-name="Table1.1">
          <table:table-cell table:style-name="Table1.A2" office:value-type="string">
            <text:p text:style-name="Table_20_Contents"><text:span text:style-name="Source_20_Text">export WINE_</text:span><text:span text:style-name="Source_20_Text"><text:span text:style-name="T35">CPU_TOPOLOGY</text:span></text:span></text:p>
          </table:table-cell>
          <table:table-cell table:style-name="Table1.A2" office:value-type="string">
            <text:p text:style-name="Table_20_Contents">Vuoto (default)<text:line-break/>"N:0,1,2,..."<text:line-break/>Dove N è il numero totale di core e i numeri indicano la mappatura sui core reali</text:p>
          </table:table-cell>
          <table:table-cell table:style-name="Table1.C2" office:value-type="string">
            <text:p text:style-name="Table_20_Contents">Imposta l'override di alcune DLL e eseguibili di Wine. Utile ad esempio se si vogliono rimpiazzare alcune DLL di sistema (es. <text:span text:style-name="Source_20_Text">dsound</text:span>, <text:span text:style-name="Source_20_Text">dinput8</text:span>, ecc.) mettendo delle versioni modificate nella cartella del gioco</text:p>
            <text:p text:style-name="Table_20_Contents">Ulteriori informazioni quì: <text:a xlink:type="simple" xlink:href="https://wiki.winehq.org/Wine_User's_Guide#WINEDLLOVERRIDES.3DDLL_Overrides" text:style-name="Internet_20_link" text:visited-style-name="Visited_20_Internet_20_Link">https://wiki.winehq.org/Wine_User's_Guide#WINEDLLOVERRIDES.3DDLL_Overrides</text:a></text:p>
          </table:table-cell>
        </table:table-row>
      </table:table>
      <text:h text:style-name="P15" text:outline-level="2">Callback</text:h>
      <text:p text:style-name="P7">Per alcuni giochi può essere necessario fare delle piccole modifiche al comportamento del Template, ad esempio forzare l'esecuzione su<text:span text:style-name="T14"> un</text:span> <text:span text:style-name="T14">solo </text:span>core <text:span text:style-name="T14">della CPU</text:span> o eseguire dei comandi prima/dopo/durante l'esecuzione del gioco; per questo motivo, sono implementate le seguenti funzioni di callback, che possono <text:soft-page-break/>essere <text:span text:style-name="T11">implementate in </text:span><text:span text:style-name="Source_20_Text"><text:span text:style-name="T11">vars.conf</text:span></text:span><text:span text:style-name="T11"> o in un file nella cartella </text:span><text:span text:style-name="Source_20_Text"><text:span text:style-name="T11">confs</text:span></text:span>:</text:p>
      <table:table table:name="Table2" table:style-name="Table2" table:template-name="Default Style">
        <table:table-column table:style-name="Table2.A"/>
        <table:table-column table:style-name="Table2.B"/>
        <table:table-row table:style-name="Table2.1">
          <table:table-cell table:style-name="Table2.A1" office:value-type="string">
            <text:p text:style-name="Table_20_Heading">Callback</text:p>
          </table:table-cell>
          <table:table-cell table:style-name="Table2.B1" office:value-type="string">
            <text:p text:style-name="Table_20_Heading">Descrizione</text:p>
          </table:table-cell>
        </table:table-row>
        <table:table-row table:style-name="Table2.1">
          <table:table-cell table:style-name="Table2.A2" office:value-type="string">
            <text:p text:style-name="Variable_20_name">customChecks<text:span text:style-name="T10">()</text:span></text:p>
          </table:table-cell>
          <table:table-cell table:style-name="Table2.B2" office:value-type="string">
            <text:p text:style-name="Table_20_Contents">Funzione che viene chiamata al termine di tutti i controlli iniziali ma prima di lanciare il gioco e prima di inizializzare il prefix, così che si possano aggiungere dei controlli personalizzati o del codice da eseguire prima dell'inizializzazione</text:p>
          </table:table-cell>
        </table:table-row>
        <table:table-row table:style-name="Table2.1">
          <table:table-cell table:style-name="Table2.A2" office:value-type="string">
            <text:p text:style-name="Variable_20_name">onGameStart<text:span text:style-name="T10">()</text:span></text:p>
          </table:table-cell>
          <table:table-cell table:style-name="Table2.B2" office:value-type="string">
            <text:p text:style-name="Table_20_Contents">Funzione che viene chiamata subito prima di lanciare il gioco, dopo che sono stati fatti tutti i controlli e le inizializzazioni</text:p>
          </table:table-cell>
        </table:table-row>
        <table:table-row table:style-name="TableLine94222525378640">
          <table:table-cell table:style-name="Table2.A2" office:value-type="string">
            <text:p text:style-name="Variable_20_name">onGameEnd<text:span text:style-name="T10">()</text:span></text:p>
          </table:table-cell>
          <table:table-cell table:style-name="Table2.B2" office:value-type="string">
            <text:p text:style-name="Table_20_Contents">Funzione che viene chiamata quando il processo del gioco termina. Attenzione: alcuni giochi lanciano un processo figlio e terminano immediatamente</text:p>
          </table:table-cell>
        </table:table-row>
      </table:table>
      <text:h text:style-name="P15" text:outline-level="2">Configurazioni multiple</text:h>
      <text:p text:style-name="P8">Alcune serie di giochi (es. Mass Effect) possono importare i salvataggi dal gioco precedente al gioco successivo. Poichè il Template blocca l'accesso ai dati al di fuori di esso, in questi casi l'intera serie deve essere installata in una sola istanza del Template <text:span text:style-name="T16">che</text:span> conterrà tutti i giochi della serie<text:span text:style-name="T16"> nello stesso prefix</text:span>.</text:p>
      <text:p text:style-name="P10"><text:span text:style-name="T14">Per scegliere quale gioco avviare, il Template fornisce la possibilità di creare nella cartella </text:span><text:span text:style-name="Source_20_Text"><text:span text:style-name="T14">confs</text:span></text:span><text:span text:style-name="T14"> più file </text:span><text:span text:style-name="Source_20_Text"><text:span text:style-name="T14">.conf</text:span></text:span><text:span text:style-name="T14">, ognuno dei quali conterrà valori diversi per </text:span><text:span text:style-name="Source_20_Text"><text:span text:style-name="T15">game_workingDir</text:span></text:span>, <text:span text:style-name="Source_20_Text"><text:span text:style-name="T15">game_</text:span></text:span><text:span text:style-name="Source_20_Text"><text:span text:style-name="T14">exe</text:span></text:span><text:span text:style-name="T14">, ecc. </text:span><text:span text:style-name="T33">per avviare giochi diversi.</text:span><text:span text:style-name="T14"> Ognuno di questi file può contenere tutte le impostazioni personalizzate necessarie per quel gioco, ad eccezione di quelle che possono essere cambiate solo in </text:span><text:span text:style-name="Source_20_Text"><text:span text:style-name="T14">vars.conf</text:span></text:span><text:span text:style-name="T14"> (es. </text:span><text:span text:style-name="Source_20_Text"><text:span text:style-name="T14">USE_STEAMRT</text:span></text:span><text:span text:style-name="T14">).</text:span></text:p>
      <text:p text:style-name="P9">Quando si avvia il Template in questa configurazione, verrà mostrato un elenco con i file <text:span text:style-name="Source_20_Text">.conf</text:span> nella cartella <text:span text:style-name="Source_20_Text">confs</text:span>, e l'utente seleziona il gioco da avviare.</text:p>
      <text:p text:style-name="P8">Quando si utilizza questa modalità, <text:span text:style-name="Source_20_Text">vars.conf</text:span> deve contenere solo la configurazione comune tra tutti i giochi<text:span text:style-name="T21"> (</text:span><text:span text:style-name="T33">può</text:span><text:span text:style-name="T21"> anche essere vuoto)</text:span>, mentre i file nella cartella <text:span text:style-name="Source_20_Text">confs</text:span> devono contenere le impostazioni specifiche di ogni gioco.</text:p>
      <text:h text:style-name="P16" text:outline-level="2">Aggiornamento del template</text:h>
      <text:p text:style-name="P11">Per aggiornare il Template senza perdere i dati in esso, generalmente è sufficiente eliminare la cartella <text:span text:style-name="Source_20_Text">system</text:span> e il file <text:span text:style-name="Source_20_Text">run.sh</text:span> e rimpiazzarli con quelli della versione nuova. Il prefix e tutte le librerie verranno aggiornate automaticamente dagli script<text:span text:style-name="T21"> quando si avvia i</text:span><text:span text:style-name="T33">l</text:span><text:span text:style-name="T21"> nuovo </text:span><text:span text:style-name="Source_20_Text"><text:span text:style-name="T21">run.sh</text:span></text:span><text:span text:style-name="T21">; l'operazione richiederà </text:span><text:span text:style-name="T33">20-30</text:span><text:span text:style-name="T21"> secondi</text:span>.<text:span text:style-name="T21"> Generalmente è possibile anche il processo inverso, ossia tornare ad una versione precedente del Template se una nuova dovesse rompere la compatibilità con il gioco installato, il procedimento è analogo.</text:span></text:p>
      <text:p text:style-name="P11">In alcuni casi, il prefix potrebbe venire rotto da Wine durante l'aggiornamento, per cui è sempre bene fare una copia di backup dell'intero Template prima di tentare l'aggiornamento.</text:p>
      <text:h text:style-name="P14" text:outline-level="1">Troubleshooting</text:h>
      <text:p text:style-name="P11">TODO</text:p>
      <text:h text:style-name="P12" text:outline-level="1">Sicurezza</text:h>
      <text:p text:style-name="P11"><text:span text:style-name="T33">È importante ricordarsi</text:span> che Wine non è un software pensato per la sicurezza: un'applicazione eseguita all'interno di Wine ha permessi simili a quelli che avrebbe se fosse eseguita come amministratore su Windows, è limitata solo dai permessi che ha l'utente <text:span text:style-name="T28">Linux</text:span> che avvia l'applicazione.</text:p>
      <text:p text:style-name="P11">Ci sono <text:span text:style-name="T27">alcune</text:span> considerazioni da ricordare<text:span text:style-name="T17"> assolutamente</text:span> quando si utilizza il Template:</text:p>
      <text:list xml:id="list2119077141" text:style-name="L4">
        <text:list-item>
          <text:p text:style-name="P25">Wine è un HLE (High Level Emulator), questo significa che quando un'applicazione viene eseguita <text:soft-page-break/>all'interno di Wine, diventa di fatto un processo normalissimo nel sistema Linu<text:span text:style-name="T22">x</text:span>, con Wine che emula le chiamate di sistema specifiche di Windows<text:span text:style-name="T22"> e con i permessi dell'utente che lo ha avviato</text:span>. Questo permette a Wine di ottenere un livello di prestazioni superiore a quello che <text:span text:style-name="T22">si potrebbe ottenere</text:span> con la virtualizzazione, ma significa anche che un malware creato specificamente per attaccare Wine può eseguire chiamate di sistema Linux, bypassando interamente la "sicurezza" di Wine (ad esempio, può accedere direttamente al file system, bypassando l'impostazione <text:span text:style-name="Source_20_Text">BLOCK_ZDRIVE</text:span> del Template)</text:p>
        </text:list-item>
        <text:list-item>
          <text:p text:style-name="P26">Se l'impostazione <text:span text:style-name="Source_20_Text">BLOCK_ZDRIVE</text:span> del <text:span text:style-name="T17">T</text:span>emplate non viene messa ad 1 (di default non lo è per comodità di installazione dei giochi), un'applicazione malevola potrebbe infettare il sistema Linux tramite il disco virtuale Z<text:span text:style-name="T22">. Se si sta installando un gioco scaricato da un sito di dubbia sicurezza, è meglio copiare i file di installazione in </text:span><text:span text:style-name="Source_20_Text"><text:span text:style-name="T22">zzprefix/drive_c</text:span></text:span><text:span text:style-name="T22"> e impostare </text:span><text:span text:style-name="Source_20_Text"><text:span text:style-name="T22">BLOCK_ZDRIVE</text:span></text:span><text:span text:style-name="T22"> a 1</text:span></text:p>
        </text:list-item>
        <text:list-item>
          <text:p text:style-name="P27">Se <text:span text:style-name="T17">si abilita l'accesso alla rete impostando </text:span><text:span text:style-name="Source_20_Text"><text:span text:style-name="T17">BLOCK_NETWORK</text:span></text:span><text:span text:style-name="T17"> a 0 (di default è impostato ad 1), si sta dando accesso alla rete ad un'applicazione proprietaria. Anche se</text:span><text:span text:style-name="T23"> l'accesso alla cartella home dell'utente è sempre bloccato e</text:span><text:span text:style-name="T17"> l'accesso </text:span><text:span text:style-name="T23">al file system di Linux</text:span><text:span text:style-name="T17"> è bloccato da </text:span><text:span text:style-name="Source_20_Text"><text:span text:style-name="T17">BLOCK_ZDRIVE</text:span></text:span><text:span text:style-name="T17"> impostato ad 1, ci sono comunque molte altre informazioni che l'applicazione potrebbe </text:span><text:span text:style-name="T23">raccogliere e </text:span><text:span text:style-name="T17">inviare</text:span><text:span text:style-name="T25"> senza consenso</text:span><text:span text:style-name="T17">, come i numeri seriali dell'hardware</text:span><text:span text:style-name="T25">, statistiche di utilizzo, i dati nella clipboard</text:span><text:span text:style-name="T17"> o il fatto stesso che la state eseguendo all'interno di Wine</text:span><text:span text:style-name="T23">. Oltre ad essere un rischio per la privacy dell'utente, nel caso di alcuni giochi online la configurazione non standard potrebbe anche causare un ban dell'account utilizzato</text:span></text:p>
        </text:list-item>
        <text:list-item>
          <text:p text:style-name="P28">Se <text:span text:style-name="Source_20_Text">USE_FAKE_HOMEDIR</text:span> non è impostato a 1 (di default è impostato a 0), il cestino di Wine è "collegato" al cestino reale dell'utente Linux che esegue l'applicazione. Non sottostimare la quantità di dati personali che si possono trovare nella spazzatura</text:p>
        </text:list-item>
      </text:list>
      <text:p text:style-name="P11">Per questi motivi, il Template <text:span text:style-name="T25">non</text:span> va <text:span text:style-name="T25">assolutamente </text:span>utilizzato per eseguire software di dubbia provenienza, malware, o applica<text:span text:style-name="T17">zi</text:span>oni estremamente botnet come Zoom<text:span text:style-name="T19">, Autocad</text:span> o Microsoft Office<text:span text:style-name="T18">, queste andrebbero invece limitate ad una VM con strette impostazioni di sicurezza</text:span><text:span text:style-name="T23"> o ad una macchina "sacrificale" dedicata</text:span><text:span text:style-name="T25">, </text:span><text:span text:style-name="T26">meglio ancora se</text:span><text:span text:style-name="T25"> connessa ad un'altra ret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ora" svg:font-family="Lora" style:font-adornments="Regular"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Titillium Bd" svg:font-family="'Titillium Bd'" style:font-adornments="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zxx" fo:country="none"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line-height="100%" style:page-number="auto"/>
      <style:text-properties style:font-name="Lora" fo:font-family="Lora" style:font-style-name="Regular" style:font-pitch="variable" fo:font-size="10pt"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tillium Bd" fo:font-family="'Titillium Bd'" style:font-style-name="Bold" style:font-pitch="variable" fo:font-size="14pt" fo:font-weight="bold"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20%" fo:text-align="justify" style:justify-single-word="false" style:page-number="auto"/>
      <style:text-properties style:font-name="Lora" fo:font-family="Lora" style:font-style-name="Regular"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2799in" fo:margin-bottom="0.0799in" style:contextual-spacing="false"/>
      <style:text-properties fo:color="#55308d" loext:opacity="100%"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402in" fo:margin-bottom="0.0799in" style:contextual-spacing="false"/>
      <style:text-properties fo:color="#6b5e9b" loext:opacity="100%"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weight="bold" style:font-weight-asian="bold" style:font-weight-complex="bold"/>
    </style:style>
    <style:style style:name="Variable_20_name" style:display-name="Variable name" style:family="paragraph" style:parent-style-name="Table_20_Contents">
      <style:text-properties style:font-name="Liberation Mono1" fo:font-family="'Liberation Mono'" style:font-style-name="Regular" style:font-family-generic="modern" style:font-pitch="fixed" fo:font-size="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e86ae" loext:opacity="100%"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b47804" loext:opacity="100%" style:font-name="Liberation Mono1" fo:font-family="'Liberation Mono'" style:font-style-name="Regular" style:font-family-generic="modern" style:font-pitch="fixed"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7-16T11:39:50.211502359</dc:date>
    <meta:editing-duration>PT2H51M34S</meta:editing-duration>
    <meta:editing-cycles>67</meta:editing-cycles>
    <meta:generator>LibreOffice/7.3.4.2$Linux_X86_64 LibreOffice_project/30$Build-2</meta:generator>
    <meta:document-statistic meta:table-count="2" meta:image-count="0" meta:object-count="0" meta:page-count="6" meta:paragraph-count="197" meta:word-count="2760" meta:character-count="18553" meta:non-whitespace-character-count="16016"/>
  </office:meta>
</office:document-meta>
</file>